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2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Beshalach; keeping the Sabbat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lecture for Beshalach/</text:p>
      <text:p text:style-name="P7">about keeping the Sabbath./</text:p>
      <text:p text:style-name="P7"/>
      <text:p text:style-name="P6">[Page 1]</text:p>
      <text:p text:style-name="P6">A Rabbinical legend tells us that when the contem-/-poraries of Jeremiah becamse thoroughly <text:span text:style-name="T2">il</text:span><text:span text:style-name="T4"> materialized,/ the prophet took the pot of Manna, which Aaron/ had set beside the ark of the covenant, and showed it/ publicly. <text:s/>"See", he cried forth in the language of/ the greatest Teacher, "See that the Lord hath given you/ the Sabbath". <text:s/>For you, incredulous people, was this/ memento of Divine Providence </text:span><text:span text:style-name="T2">befel</text:span><text:span text:style-name="T4"> left. <text:s/>Like your/ fathers, you go in quest of what you do not need, doubting/ the Power that rained down a double portion of bread on the/ sixth day, to bless the seventh with sacred rest./ <text:s/>Spirit of Jeremiah! <text:s/>Speak thou </text:span><text:span text:style-name="T5">also</text:span><text:span text:style-name="T6"> to this generation/ of Israel. <text:s/>Words from uninspired lips have fallen hitherto/ on listless ears. <text:s/>Let thy glowing zeal which no trials/ could abate, breathe fresh love for the forsaken Law./ <text:s/>Brethren! <text:s/>The immortal priest of Anathoth is being/ still heard. <text:s/>He does not present himself holding the/ token of God's unaltered choice since the primeval days/ of creation. <text:s/>The pot of manna, cannot, any more/ than the tables of testimony, be produced, to denounce/</text:span></text:p>
      <text:p text:style-name="P6"><text:span text:style-name="T6"/></text:p>
      <text:p text:style-name="P6"><text:span text:style-name="T6">[Page 2]</text:span></text:p>
      <text:p text:style-name="P6"><text:span text:style-name="T6">our unfaithfulness. <text:s/></text:span><text:span text:style-name="T3">But</text:span><text:span text:style-name="T6"> Time has burried[sic!]/ deep the venerated relics of biblical ages. <text:s/>But an/ undestructible monument rises gigantically from amidst/ Holy Writ itself and looks down reproachfully </text:span><text:soft-page-break/><text:span text:style-name="T6">on Sab-/-bath breakers. <text:s/>It is the record of Jeremiah's earnest/ protest. <text:s/>"Thus saith the Lord. <text:s/>Take heed for your soul,/ and carry no burden on the Sabbath-day, nor bring it/ through the gates of Jerusalem. <text:s/>Nor shall you carry/ forth a burden out of your houses on the Sabbath-day,/ and no manner of work shall ye do, but hallow ye the/ Sabbath-day, as I have commanded your fathers......./ <text:s/>But if ye will not hearken unto me to hallow the Sab-/-bath day, and not to carry a burden, and enter in at the/ gates of Jerusalem on the Sabbath-day, then will I/ kindle a fire in the gates thereof, and it shall de-/-vour the </text:span><text:span text:style-name="T5">palaces</text:span><text:span text:style-name="T6"> of Jerusalem, and it shall not be/ quenched." <text:s/>A solemn declaration. <text:s/>But against/ whom do you think, O Israelites! that the protest is directed?/ <text:s/>Not against those who abide in lowliness,--the inmates/ of a hovel--, but against the possessors of princely/ mansions, against the affluent, </text:span><text:span text:style-name="T3">pl</text:span><text:span text:style-name="T6"> pillowed on the/ bosom of ease. <text:s/>Them the prophets holds responsible/ </text:span></text:p>
      <text:p text:style-name="P6"><text:span text:style-name="T6"/></text:p>
      <text:p text:style-name="P6"><text:span text:style-name="T6">[Page 3]</text:span></text:p>
      <text:p text:style-name="P6"><text:span text:style-name="T6">for much of the defection which he laments. <text:s/>For, in/ proportion to the divine gifts received ought to be their/ gratitude, viz, their obedience to the Law and the precepts./ <text:s/>And their example would, to a certainty, influence bene-/-ficially the community of their brethren. <text:s/>The poor man/ would not retail his wares, if the rich man did not open/ wide the doors of his wholesale store-house. <text:s/>The poor man/ would not hawk his pithy merchandize, if the rich/ man did not tread on the sabbath the high-places of traf-/-fic. <text:s/>When those who have already gathered a double portion/ of the world's goods, go out in search of more, they/ who barely earn a subsistence, will be incited to sin./ <text:s/>Let the wealthy once understand that the yeilding[sic!] of/ the seventh-day is fuel for the soul; that it is, as/ Jeremiah describes it, an inextinguishable fire; let them/ feel that temporal success met upon that day, starts/ back, and in the long run turns to be our spiritual/ adversary; let them act upon the principle that the/ displeasure of Almighty God at their defiance of His will,/ outweighs any gratification which a few additional pieces/</text:span></text:p>
      <text:p text:style-name="P6"><text:span text:style-name="T6"/></text:p>
      <text:p text:style-name="P6"><text:span text:style-name="T6">[Page 4]</text:span></text:p>
      <text:p text:style-name="P6"><text:span text:style-name="T6">of gold may procure, and the result will/ be seen in the general observance of the true Sabbath./ <text:s/>A shame will be considered by a son of Israel, to barter/ away the holy hours belonging to God. <text:s/>The daughter of/ our people who now unblushingly struts along through/ the thoroughfares to make her purchases, would/ learn that she can only be respected in the congregation/ when she honors her faith. <text:s/>Scarcely any would be found/ so audacious to throw down the gauntlet in the face/ of a religious public. <text:s/>Not that I advocate hypocrisy;/ the wearing of a mask, to hide a countenance wrinkled/ with the contemptuous smile of unbelief. <text:s/>Far be from me the/ unworthy thought. <text:s/>But I share the opinion of the/ Rabbins, that habits, good and bad, grow upon us/ insensibly. <text:s/>And individuals who conform at first to/ the rules of piety out of deference for others, may in/ the course of time be drawn to them with pure affection./ <text:s/>[Hebrew] <text:s/>Is it not because imbued with/ the same idea that we hope to shape aright the future/ course of our sons and daughters? <text:s/>Are we not sanguine/ that the force of our example will carry them away/ from their froward dispositions, and chain them to our will?/</text:span></text:p>
      <text:p text:style-name="P6"><text:span text:style-name="T6"/></text:p>
      <text:p text:style-name="P6"><text:span text:style-name="T6">[Page 5]</text:span></text:p>
      <text:p text:style-name="P6"><text:span text:style-name="T6">Such methods as I have described must the/ rich follow, and their brethren in humbler circum-/-stances will be palpably affected. <text:s/>Let us acknow-/-ledge it, money </text:span><text:span text:style-name="T5">is</text:span><text:span text:style-name="T6"> power. <text:s/>It may build up, and/ overthrow, elevate and ruin; the issue lies in the/ hand of the possessor. <text:s/>I say; that if the upholding/ of his religion be in the wealthy Israelite, a ruling thought,/ he will direct towards himself the eyes of multitudes./ <text:s/>He will be noted, when on the seventh day he casts off/ the burden of commerce, and bends to assume the salutary/ yoke of the Law. <text:s/>He will be observed when, grateful for/ the twofold portion of gathered, he withdraws his hands from/ labor, and his feet from pursuing his pleasure, and he/ will promote thereby a sacred purpose. <text:s/>His conduct will/ tacitly </text:span><text:span text:style-name="T3">say</text:span><text:span text:style-name="T6"> tell his less prosperous coreligionists. <text:s/>"See that/ the Lord hath given you the Sabbath;" and they will heed/ and understand that </text:span><text:span text:style-name="T3">th</text:span><text:span text:style-name="T6"> none have been reduced to a state/ of destitution who clung to the word of God./</text:span></text:p>
      <text:p text:style-name="P6"><text:soft-page-break/><text:span text:style-name="T6">But have American Hebrews so exercised the power,/ which affluence undoubtedly gives? <text:s/>Have they made/ so open a recognition of the boons showered down plentifully/ upon them by a loving God? <text:s/>Have they so ascribed/</text:span></text:p>
      <text:p text:style-name="P6"><text:span text:style-name="T6"/></text:p>
      <text:p text:style-name="P6"><text:span text:style-name="T6">[Page 6]</text:span></text:p>
      <text:p text:style-name="P6"><text:span text:style-name="T6">glory to their Benefactor?...Persons whom you may/ stir up to deeds of generosity, you may soften to the/ tenderest emotions, for the sake of their fellow-creatures,/ are immoveable, adamant-like, when appealed to for/ the reverence due to their Father and Legislator. <text:s/>They/ may be persuaded to act with self-denial to advance/ a good cause, but to make a sacrifice for a most right-/-eous cause, to return unto the Lord what He declared His/ own, they deem an impossible effort, an action beyond/ human power. <text:s/>Alas! that the fatal error; this per-/-tinacity, </text:span><text:span text:style-name="T5">that is the word</text:span><text:span text:style-name="T6">--; this pertinacity is the/ sword of Damocles hanging on the life of Judaism./ <text:s/>You ask why? because the Synagogue--a mighty/ agency in keeping up </text:span><text:span text:style-name="T3">the</text:span><text:span text:style-name="T6"> our national vitality--, is/ cast aside as valueless; because the knowledge of/ the Torah, which in every stage of our history, proved/ our invulnerable shield, cannot penetrate the minds of/ Israelites who refuse to join in this weekly holy con-/vocations, where the law is expounded; because our/ children are forcibly driven away from the worship of God,/ and compelled to serve Mammon./</text:span></text:p>
      <text:p text:style-name="P6"><text:span text:style-name="T6"/></text:p>
      <text:p text:style-name="P6"><text:span text:style-name="T6">[Page 7]</text:span></text:p>
      <text:p text:style-name="P8"><text:span text:style-name="T7">Alas</text:span><text:span text:style-name="T6"> Yes! the last is the crowning of all evils./ <text:s/>A terrible alterative[sic!], O Jewish fathers and mothers!/ <text:s/>The creatures we rejoiced to introduce into the covenant;/ the creatures we gladly presented before the Congregation/ of the Lord, to be confirmed in the ancestral faith, we/ must either hand over to idleness--the parent of vice;/ or surrender to irreligion; the engine of eternal death./ <text:s/>In this overwhelming perplexity, you, a rich, can open/ for us a way of escape. <text:s/>If a goodly number among/ you, resolve to give glory to Israel's God, they can form/ the vanguard of a sacred host, sure to swell up rapidly/ Let the streets, </text:span><text:span text:style-name="T7">in which</text:span><text:span text:style-name="T6"> conspicuous for the successful industry of the Jew,/ </text:span><text:span text:style-name="T7">is exhibited to best advantage</text:span><text:span text:style-name="T6"> show on the seventh-day, a cessation of servile labor,/ and others will vary soon exhibit the same remarkable/ change. <text:s/>Once more will I say it, my fellow-believers./ <text:s/>"See that </text:span><text:span text:style-name="T5">the Lord</text:span><text:span text:style-name="T6"> hath given you the Sabbath". <text:s/>It is/ none of those Rabbinical institutions, which the/ </text:span><text:span text:style-name="T5">wise men</text:span><text:span text:style-name="T6">? of our century so greatly deride. <text:s/>The/ Sabbath received its credentials from on high in the/ primordial days of the world. <text:s/>It revealed itself with/ a halo of undiminished sanctity amidst the thunders/ of Sinai; it bear the signet affixed by the hand of/</text:span></text:p>
      <text:p text:style-name="P8"><text:span text:style-name="T6"/></text:p>
      <text:p text:style-name="P8"><text:span text:style-name="T6">[Page 8]</text:span></text:p>
      <text:p text:style-name="P8"><text:span text:style-name="T6">our sainted prophets. <text:s/>The Sabbath hath been given/ by the Lord, to make us feel that we are not beasts/ of burden; that </text:span><text:span text:style-name="T7">their</text:span><text:span text:style-name="T6"> there are higher aims of life/ than the incessant gathering of pelf; that we/ must detach ourselves from the lower earth, and rise in the/ scale of social greatness. <text:s/>The Sabbath should be our instructor,/ and we ought to carry out its lessons </text:span><text:span text:style-name="T7">into practice out</text:span><text:span text:style-name="T6"> during the six days in our/ dealings with our fellow-men. <text:s/>Let us base consider-/-ation rob us of that celestial legacy. <text:s/>[Hebrew]/ let the rich and the </text:span><text:span text:style-name="T5">poor also</text:span><text:span text:style-name="T6"> rightly value it, and/ they will learn better how to live, and how to die./ <text:s/>When the hour of summon arrives, they shall be able/ to say "Righteous Lord, Thou didst give us the Sabbath,/ and we kept it, according to Thy word. <text:s/>Grant us now/ a Sabbath of eternal rest in Thy heavenly abode."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7T11:57:15.01</meta:creation-date>
    <meta:document-statistic meta:table-count="0" meta:image-count="0" meta:object-count="0" meta:page-count="4" meta:paragraph-count="80" meta:word-count="1744" meta:character-count="10502"/>
    <dc:date>2012-05-07T13:18:02.34</dc:date>
    <dc:creator>Penn Libraries</dc:creator>
    <meta:editing-duration>PT00H00M56S</meta:editing-duration>
    <meta:editing-cycles>1</meta:editing-cycles>
    <meta:generator>OpenOffice.org/3.2$Win32 OpenOffice.org_project/320m12$Build-9483</meta:generator>
  </office:meta>
</office:document-meta>
</file>